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74624" draw:style-name="a0" draw:name="Picture 17" text:anchor-type="paragraph" svg:x="2.57292in" svg:y="7.78125in" svg:width="4.46875in" svg:height="1.01042in" style:rel-width="scale" style:rel-height="scale"><draw:image xlink:href="media/image1.png" xlink:type="simple" xlink:show="embed" xlink:actuate="onLoad"/><svg:title/><svg:desc/></draw:frame><draw:frame draw:z-index="251673600" draw:style-name="a1" draw:name="Picture 16" text:anchor-type="paragraph" svg:x="2.55972in" svg:y="5.55208in" svg:width="4.46736in" svg:height="2.29444in" style:rel-width="scale" style:rel-height="scale"><draw:image xlink:href="media/image2.png" xlink:type="simple" xlink:show="embed" xlink:actuate="onLoad"/><svg:title/><svg:desc/></draw:frame><draw:frame draw:z-index="251671552" draw:style-name="a2" draw:name="Picture 14" text:anchor-type="paragraph" svg:x="-0.66667in" svg:y="7.94792in" svg:width="2.44792in" svg:height="1.46875in" style:rel-width="scale" style:rel-height="scale"><draw:image xlink:href="media/image3.png" xlink:type="simple" xlink:show="embed" xlink:actuate="onLoad"/><svg:title/><svg:desc/></draw:frame><draw:frame draw:z-index="251672576" draw:style-name="a3" draw:name="Picture 15" text:anchor-type="paragraph" svg:x="-0.83333in" svg:y="5.62431in" svg:width="2.22917in" svg:height="1.82847in" style:rel-width="scale" style:rel-height="scale"><draw:image xlink:href="media/image4.png" xlink:type="simple" xlink:show="embed" xlink:actuate="onLoad"/><svg:title/><svg:desc/></draw:frame><draw:frame draw:z-index="251670528" draw:style-name="a4" draw:name="Picture 13" text:anchor-type="paragraph" svg:x="3.03125in" svg:y="4.23958in" svg:width="3.98958in" svg:height="0.98472in" style:rel-width="scale" style:rel-height="scale"><draw:image xlink:href="media/image5.png" xlink:type="simple" xlink:show="embed" xlink:actuate="onLoad"/><svg:title/><svg:desc/></draw:frame><draw:frame draw:z-index="251669504" draw:style-name="a5" draw:name="Picture 12" text:anchor-type="paragraph" svg:x="3.03125in" svg:y="2.26319in" svg:width="3.98958in" svg:height="1.97917in" style:rel-width="scale" style:rel-height="scale"><draw:image xlink:href="media/image6.png" xlink:type="simple" xlink:show="embed" xlink:actuate="onLoad"/><svg:title/><svg:desc/></draw:frame><draw:frame draw:z-index="251667456" draw:style-name="a6" draw:name="Picture 11" text:anchor-type="paragraph" svg:x="-1in" svg:y="4.24375in" svg:width="4.03125in" svg:height="1.17222in" style:rel-width="scale" style:rel-height="scale"><draw:image xlink:href="media/image7.png" xlink:type="simple" xlink:show="embed" xlink:actuate="onLoad"/><svg:title/><svg:desc/></draw:frame><draw:frame draw:z-index="251668480" draw:style-name="a7" draw:name="Picture 10" text:anchor-type="paragraph" svg:x="-1in" svg:y="2.01111in" svg:width="4.04167in" svg:height="2.22778in" style:rel-width="scale" style:rel-height="scale"><draw:image xlink:href="media/image8.png" xlink:type="simple" xlink:show="embed" xlink:actuate="onLoad"/><svg:title/><svg:desc/></draw:frame><draw:frame draw:z-index="251666432" draw:style-name="a8" draw:name="Picture 9" text:anchor-type="paragraph" svg:x="4.36458in" svg:y="0.38542in" svg:width="1.68542in" svg:height="1.39375in" style:rel-width="scale" style:rel-height="scale"><draw:image xlink:href="media/image9.png" xlink:type="simple" xlink:show="embed" xlink:actuate="onLoad"/><svg:title/><svg:desc/></draw:frame><draw:frame draw:z-index="251665408" draw:style-name="a9" draw:name="Picture 8" text:anchor-type="paragraph" svg:x="2.60486in" svg:y="0.26042in" svg:width="1.70069in" svg:height="1.44097in" style:rel-width="scale" style:rel-height="scale"><draw:image xlink:href="media/image10.png" xlink:type="simple" xlink:show="embed" xlink:actuate="onLoad"/><svg:title/><svg:desc/></draw:frame><draw:frame draw:z-index="251664384" draw:style-name="a10" draw:name="Picture 7" text:anchor-type="paragraph" svg:x="0.80208in" svg:y="0.26181in" svg:width="1.79931in" svg:height="1.43333in" style:rel-width="scale" style:rel-height="scale"><draw:image xlink:href="media/image11.png" xlink:type="simple" xlink:show="embed" xlink:actuate="onLoad"/><svg:title/><svg:desc/></draw:frame><draw:frame draw:z-index="251663360" draw:style-name="a11" draw:name="Picture 6" text:anchor-type="paragraph" svg:x="-1in" svg:y="0.19792in" svg:width="1.74306in" svg:height="1.49861in" style:rel-width="scale" style:rel-height="scale"><draw:image xlink:href="media/image12.png" xlink:type="simple" xlink:show="embed" xlink:actuate="onLoad"/><svg:title/><svg:desc/></draw:frame><draw:frame draw:z-index="251662336" draw:style-name="a12" draw:name="Picture 5" text:anchor-type="paragraph" svg:x="5.73958in" svg:y="-1.0625in" svg:width="1.69444in" svg:height="1.50208in" style:rel-width="scale" style:rel-height="scale"><draw:image xlink:href="media/image13.png" xlink:type="simple" xlink:show="embed" xlink:actuate="onLoad"/><svg:title/><svg:desc/></draw:frame><draw:frame draw:z-index="251661312" draw:style-name="a13" draw:name="Picture 4" text:anchor-type="paragraph" svg:x="4.30208in" svg:y="-1.08264in" svg:width="1.74861in" svg:height="1.19653in" style:rel-width="scale" style:rel-height="scale"><draw:image xlink:href="media/image14.png" xlink:type="simple" xlink:show="embed" xlink:actuate="onLoad"/><svg:title/><svg:desc/></draw:frame><draw:frame draw:z-index="251660288" draw:style-name="a14" draw:name="Picture 3" text:anchor-type="paragraph" svg:x="2.48958in" svg:y="-0.96875in" svg:width="1.74028in" svg:height="1.0875in" style:rel-width="scale" style:rel-height="scale"><draw:image xlink:href="media/image15.png" xlink:type="simple" xlink:show="embed" xlink:actuate="onLoad"/><svg:title/><svg:desc/></draw:frame><draw:frame draw:z-index="251659264" draw:style-name="a15" draw:name="Picture 2" text:anchor-type="paragraph" svg:x="0.80208in" svg:y="-0.97222in" svg:width="1.69167in" svg:height="1.05764in" style:rel-width="scale" style:rel-height="scale"><draw:image xlink:href="media/image16.png" xlink:type="simple" xlink:show="embed" xlink:actuate="onLoad"/><svg:title/><svg:desc/></draw:frame><draw:frame draw:z-index="251658240" draw:style-name="a16" draw:name="Picture 1" text:anchor-type="paragraph" svg:x="-1.02083in" svg:y="-1.01042in" svg:width="1.74097in" svg:height="1.0875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mily member</meta:initial-creator>
    <dc:creator>family member</dc:creator>
    <meta:creation-date>2016-02-26T07:53:00Z</meta:creation-date>
    <dc:date>2016-03-01T08:09:00Z</dc:date>
    <meta:template xlink:href="Normal" xlink:type="simple"/>
    <meta:editing-cycles>7</meta:editing-cycles>
    <meta:editing-duration>PT3360S</meta:editing-duration>
    <meta:document-statistic meta:page-count="1" meta:paragraph-count="1" meta:word-count="2" meta:character-count="17" meta:row-count="1" meta:non-whitespace-character-count="16"/>
  </office:meta>
</office:document-meta>
</file>